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87cd" officeooo:paragraph-rsid="001587cd"/>
    </style:style>
    <style:style style:name="P2" style:family="paragraph" style:parent-style-name="Standard">
      <style:text-properties officeooo:rsid="001587cd" officeooo:paragraph-rsid="001fb0a5"/>
    </style:style>
    <style:style style:name="P3" style:family="paragraph" style:parent-style-name="Standard">
      <style:text-properties officeooo:paragraph-rsid="001587cd"/>
    </style:style>
    <style:style style:name="P4" style:family="paragraph" style:parent-style-name="Standard">
      <style:text-properties officeooo:rsid="001ade0a" officeooo:paragraph-rsid="001ade0a"/>
    </style:style>
    <style:style style:name="P5" style:family="paragraph" style:parent-style-name="Standard">
      <style:text-properties officeooo:paragraph-rsid="001ade0a"/>
    </style:style>
    <style:style style:name="P6" style:family="paragraph" style:parent-style-name="Text_20_body">
      <style:text-properties officeooo:paragraph-rsid="001587cd"/>
    </style:style>
    <style:style style:name="T1" style:family="text">
      <style:text-properties officeooo:rsid="001587cd"/>
    </style:style>
    <style:style style:name="T2" style:family="text">
      <style:text-properties style:font-name="Liberation Serif" fo:font-size="12pt" fo:font-weight="normal" style:font-name-asian="Noto Sans CJK SC" style:font-size-asian="12pt" style:font-weight-asian="normal" style:font-name-complex="Noto Sans CJK SC" style:font-size-complex="12pt" style:font-weight-complex="normal"/>
    </style:style>
    <style:style style:name="T3" style:family="text">
      <style:text-properties officeooo:rsid="001ade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阅读论文 idea：</text:p>
      <text:p text:style-name="P1">自：Very deep convolutional neural network based image classification using small training sample size</text:p>
      <text:p text:style-name="P1">1.降低全连接层维度，减少参数计算量，加快训练速度</text:p>
      <text:p text:style-name="P1">2.批量归一化</text:p>
      <text:p text:style-name="P1">对于一个深卷积的网络，小的变化在上层将一层一层地扩大，最后造成巨大的误差。</text:p>
      <text:p text:style-name="P1">在每一层进行输入前进行归一化，可以有效优化</text:p>
      <text:p text:style-name="P2">3.当一个复杂的前馈神经网络在训练较小的数据集时，容易造成过拟合。为了防止过拟合，</text:p>
      <text:p text:style-name="P2">可以通过阻止特征检测器的共同作用来提高神经网络的性能</text:p>
      <text:p text:style-name="P2">dropout， 在每个训练批次中，通过忽略一半的特征检测器，以此减小过拟合现象</text:p>
      <text:p text:style-name="P1"/>
      <text:p text:style-name="P1">自：<text:span text:style-name="T2">Batch Normalization: Accelerating Deep Network Training by Reducing Internal Covariate Shift</text:span></text:p>
      <text:p text:style-name="P1">采用BN归一化降低了协变量偏移，由于后面层必须不断适应分布类型的变化，采用</text:p>
      <text:p text:style-name="P1">BN可以降低梯度的影响，没有BN归一化，每层的激活率都会逐渐降低</text:p>
      <text:p text:style-name="P1">BN允许更高的学习率。因爆炸而减少/消失（危险）</text:p>
      <text:p text:style-name="P1">BN支持在深部网络中使用饱和非线性进行训练，例如sigmoid。（因为标准化可以防止它们停留在饱和范围内，例如sigmoid的值非常高/很低。）</text:p>
      <text:p text:style-name="P1"/>
      <text:p text:style-name="P1"/>
      <text:p text:style-name="P1">自：Going deeper with convolutions</text:p>
      <text:p text:style-name="P4"/>
      <text:p text:style-name="P3"><text:span text:style-name="T1">最直接的方式改善性能的深神经网络是通过增加它们的大小。 这包括增加深的数量网络的水平-以及其宽度：数量单位。</text:span>然而，这一简单的解决方案有两个主要缺点。 </text:p>
      <text:p text:style-name="P6">更大的尺寸通常意味着较大数量的参数，这使得扩大的网络更容易出现过度匹配。</text:p>
      <text:p text:style-name="Text_20_body">其他缺点的均匀地增加网络的大小是大大增加了使用计算资源。</text:p>
      <text:p text:style-name="P4">注意到神经网络发展历史中，在VGG-16出现后出现的<text:span text:style-name="T1">GoogleNet就是采用这种思想</text:span></text:p>
      <text:p text:style-name="P4"/>
      <text:p text:style-name="P5"><text:span text:style-name="T3">自：</text:span><text:bookmark text:name="screen-reader-main-title"/>Effective neural network training with adaptive learning rate based on training loss</text:p>
      <text:p text:style-name="P4">自适应学习率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Noto Sans CJK SC" style:font-family-complex="'Noto Sans CJK SC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0:32:03.206046310</meta:creation-date>
    <meta:generator>LibreOffice/6.0.7.3$Linux_X86_64 LibreOffice_project/00m0$Build-3</meta:generator>
    <dc:date>2020-10-12T21:51:51.792195854</dc:date>
    <meta:editing-duration>PT18M12S</meta:editing-duration>
    <meta:editing-cycles>4</meta:editing-cycles>
    <meta:document-statistic meta:table-count="0" meta:image-count="0" meta:object-count="0" meta:page-count="1" meta:paragraph-count="21" meta:word-count="562" meta:character-count="872" meta:non-whitespace-character-count="832"/>
  </office:meta>
</office:document-meta>
</file>